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1" style:family="table-column">
      <style:table-column-properties fo:break-before="auto" style:column-width="0.7189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9" style:family="table-column">
      <style:table-column-properties fo:break-before="auto" style:column-width="5.0417in"/>
    </style:style>
    <style:style style:name="co160" style:family="table-column">
      <style:table-column-properties fo:break-before="auto" style:column-width="1.2709in"/>
    </style:style>
    <style:style style:name="co161" style:family="table-column">
      <style:table-column-properties fo:break-before="auto" style:column-width="2.5965in"/>
    </style:style>
    <style:style style:name="co162" style:family="table-column">
      <style:table-column-properties fo:break-before="auto" style:column-width="1.1543in"/>
    </style:style>
    <style:style style:name="co163" style:family="table-column">
      <style:table-column-properties fo:break-before="auto" style:column-width="0.9075in"/>
    </style:style>
    <style:style style:name="co164" style:family="table-column">
      <style:table-column-properties fo:break-before="auto" style:column-width="2.8555in"/>
    </style:style>
    <style:style style:name="co165" style:family="table-column">
      <style:table-column-properties fo:break-before="auto" style:column-width="0.7146in"/>
    </style:style>
    <style:style style:name="co166" style:family="table-column">
      <style:table-column-properties fo:break-before="auto" style:column-width="1.6134in"/>
    </style:style>
    <style:style style:name="co167" style:family="table-column">
      <style:table-column-properties fo:break-before="auto" style:column-width="0.3264in"/>
    </style:style>
    <style:style style:name="co168" style:family="table-column">
      <style:table-column-properties fo:break-before="auto" style:column-width="3.522in"/>
    </style:style>
    <style:style style:name="co169" style:family="table-column">
      <style:table-column-properties fo:break-before="auto" style:column-width="2.6035in"/>
    </style:style>
    <style:style style:name="co170" style:family="table-column">
      <style:table-column-properties fo:break-before="auto" style:column-width="0.9689in"/>
    </style:style>
    <style:style style:name="co171" style:family="table-column">
      <style:table-column-properties fo:break-before="auto" style:column-width="0.8854in"/>
    </style:style>
    <style:style style:name="co172" style:family="table-column">
      <style:table-column-properties fo:break-before="auto" style:column-width="1.2827in"/>
    </style:style>
    <style:style style:name="co173" style:family="table-column">
      <style:table-column-properties fo:break-before="auto" style:column-width="1.1055in"/>
    </style:style>
    <style:style style:name="co174" style:family="table-column">
      <style:table-column-properties fo:break-before="auto" style:column-width="1.8882in"/>
    </style:style>
    <style:style style:name="co175" style:family="table-column">
      <style:table-column-properties fo:break-before="auto" style:column-width="1.6008in"/>
    </style:style>
    <style:style style:name="co176" style:family="table-column">
      <style:table-column-properties fo:break-before="auto" style:column-width="1.4626in"/>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1" style:family="table-row">
      <style:table-row-properties style:row-height="0.1953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2" style:family="table-row">
      <style:table-row-properties style:row-height="0.2118in" fo:break-before="auto" style:use-optimal-row-height="true"/>
    </style:style>
    <style:style style:name="ro123" style:family="table-row">
      <style:table-row-properties style:row-height="0.4146in" fo:break-before="auto" style:use-optimal-row-height="true"/>
    </style:style>
    <style:style style:name="ro124" style:family="table-row">
      <style:table-row-properties style:row-height="0.2173in" fo:break-before="auto" style:use-optimal-row-height="true"/>
    </style:style>
    <style:style style:name="ro125" style:family="table-row">
      <style:table-row-properties style:row-height="2.8189in" fo:break-before="auto" style:use-optimal-row-height="true"/>
    </style:style>
    <style:style style:name="ro126" style:family="table-row">
      <style:table-row-properties style:row-height="2.4965in" fo:break-before="auto" style:use-optimal-row-height="false"/>
    </style:style>
    <style:style style:name="ro127" style:family="table-row">
      <style:table-row-properties style:row-height="2.6661in" fo:break-before="auto" style:use-optimal-row-height="false"/>
    </style:style>
    <style:style style:name="ro128" style:family="table-row">
      <style:table-row-properties style:row-height="2.2425in" fo:break-before="auto" style:use-optimal-row-height="false"/>
    </style:style>
    <style:style style:name="ro129" style:family="table-row">
      <style:table-row-properties style:row-height="2.1764in" fo:break-before="auto" style:use-optimal-row-height="false"/>
    </style:style>
    <style:style style:name="ro130"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5"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20" style:family="table-cell" style:parent-style-name="Default" style:data-style-name="N0">
      <style:table-cell-properties fo:background-color="#00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2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2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3" style:family="table-cell" style:parent-style-name="Default" style:data-style-name="N0">
      <style:text-properties fo:font-size="12pt" style:font-size-asian="12pt" style:font-size-complex="12pt"/>
    </style:style>
    <style:style style:name="ce22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2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26"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2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2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3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3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3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34" style:family="table-cell" style:parent-style-name="Default" style:data-style-name="N0">
      <style:text-properties style:font-name="Calibri2" style:font-name-asian="Calibri2" style:font-name-complex="Calibri2"/>
    </style:style>
    <style:style style:name="ce23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36"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3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39"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0" style:family="table-cell" style:parent-style-name="Default">
      <style:table-cell-properties style:text-align-source="fix" style:repeat-content="false"/>
      <style:paragraph-properties fo:text-align="center" fo:margin-left="0in"/>
      <style:text-properties style:font-name="Calibri5" fo:font-size="11pt" style:font-size-asian="11pt" style:font-size-complex="11pt"/>
    </style:style>
    <style:style style:name="ce2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42" style:family="table-cell" style:parent-style-name="Default">
      <style:table-cell-properties style:text-align-source="fix" style:repeat-content="false"/>
      <style:paragraph-properties fo:text-align="center" fo:margin-left="0in"/>
    </style:style>
    <style:style style:name="ce243" style:family="table-cell" style:parent-style-name="Default">
      <style:table-cell-properties style:text-align-source="fix" style:repeat-content="false"/>
      <style:paragraph-properties fo:text-align="center" fo:margin-left="0in"/>
      <style:text-properties style:font-name="Calibri5"/>
    </style:style>
    <style:style style:name="ce24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4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4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4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4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2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53" style:family="table-cell" style:parent-style-name="Default" style:data-style-name="N0">
      <style:text-properties style:font-name="Calibri5" fo:font-size="11pt" style:font-size-asian="11pt" style:font-size-complex="11pt"/>
    </style:style>
    <style:style style:name="ce254"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55"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56"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5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5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59"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61"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63"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59" table:default-cell-style-name="ce1"/>
        <table:table-column table:style-name="co1" table:default-cell-style-name="ce1"/>
        <table:table-column table:style-name="co160" table:default-cell-style-name="ce1"/>
        <table:table-column table:style-name="co1" table:number-columns-repeated="7" table:default-cell-style-name="ce1"/>
        <table:table-column table:style-name="co161" table:default-cell-style-name="ce1"/>
        <table:table-column table:style-name="co162" table:default-cell-style-name="ce1"/>
        <table:table-column table:style-name="co1" table:number-columns-repeated="2" table:default-cell-style-name="ce1"/>
        <table:table-column table:style-name="co163"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22">
          <table:table-cell table:number-columns-repeated="2"/>
          <table:table-cell table:style-name="ce222" office:value-type="string">
            <text:p>Mind-Alliance Channels Functional Test</text:p>
          </table:table-cell>
          <table:table-cell table:number-columns-repeated="2"/>
          <table:table-cell office:value-type="string">
            <text:p>Date</text:p>
          </table:table-cell>
          <table:table-cell table:style-name="ce23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22">
          <table:table-cell/>
          <table:table-cell table:style-name="ce220"/>
          <table:table-cell table:style-name="ce220" office:value-type="string">
            <text:p>Category</text:p>
          </table:table-cell>
          <table:table-cell office:value-type="string">
            <text:p>Priority</text:p>
          </table:table-cell>
          <table:table-cell table:style-name="ce225" office:value-type="string">
            <text:p>Total Test Cases</text:p>
          </table:table-cell>
          <table:table-cell table:style-name="ce230" office:value-type="string">
            <text:p>Pass</text:p>
          </table:table-cell>
          <table:table-cell table:style-name="ce230" office:value-type="string">
            <text:p>Fail</text:p>
          </table:table-cell>
          <table:table-cell table:style-name="ce230" office:value-type="string">
            <text:p>Not Run</text:p>
          </table:table-cell>
          <table:table-cell table:style-name="ce23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2">
          <table:table-cell/>
          <table:table-cell table:style-name="ce221"/>
          <table:table-cell table:style-name="ce221" office:value-type="string">
            <text:p>Channels Login</text:p>
          </table:table-cell>
          <table:table-cell table:style-name="ce221"/>
          <table:table-cell table:style-name="ce226"/>
          <table:table-cell table:style-name="ce23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2">
          <table:table-cell/>
          <table:table-cell table:style-name="ce220" table:number-columns-repeated="2"/>
          <table:table-cell table:style-name="ce220" office:value-type="string">
            <text:p>L0</text:p>
          </table:table-cell>
          <table:table-cell table:style-name="ce227" table:formula="of:=COUNTIF([Channels_Login.B2:.B150];&quot;L0&quot;)" office:value-type="float" office:value="5">
            <text:p>5</text:p>
          </table:table-cell>
          <table:table-cell table:style-name="ce232" office:value-type="float" office:value="4">
            <text:p>4</text:p>
          </table:table-cell>
          <table:table-cell table:style-name="ce232" office:value-type="float" office:value="3">
            <text:p>3</text:p>
          </table:table-cell>
          <table:table-cell table:style-name="ce232" office:value-type="float" office:value="0">
            <text:p>0</text:p>
          </table:table-cell>
          <table:table-cell table:style-name="ce22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2">
          <table:table-cell/>
          <table:table-cell table:style-name="ce220" table:number-columns-repeated="2"/>
          <table:table-cell table:style-name="ce220" office:value-type="string">
            <text:p>L1</text:p>
          </table:table-cell>
          <table:table-cell table:style-name="ce227" table:formula="of:=COUNTIF([Channels_Login.B2:.B150];&quot;L1&quot;)" office:value-type="float" office:value="6">
            <text:p>6</text:p>
          </table:table-cell>
          <table:table-cell table:style-name="ce232" office:value-type="float" office:value="4">
            <text:p>4</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2">
          <table:table-cell/>
          <table:table-cell table:style-name="ce220" table:number-columns-repeated="2"/>
          <table:table-cell table:style-name="ce220" office:value-type="string">
            <text:p>L2</text:p>
          </table:table-cell>
          <table:table-cell table:style-name="ce228" table:formula="of:=COUNTIF([Channels_Login.B2:.B150];&quot;L2&quot;)" office:value-type="float" office:value="7">
            <text:p>7</text:p>
          </table:table-cell>
          <table:table-cell table:style-name="ce232" office:value-type="float" office:value="7">
            <text:p>7</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Channels_Login.B2:.B15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office:value-type="string">
            <text:p>Defect</text:p>
          </table:table-cell>
          <table:table-cell table:style-name="ce235"/>
          <table:table-cell table:number-columns-repeated="1011"/>
        </table:table-row>
        <table:table-row table:style-name="ro122">
          <table:table-cell/>
          <table:table-cell table:style-name="ce220" table:number-columns-repeated="2"/>
          <table:table-cell table:style-name="ce220" office:value-type="string">
            <text:p>L4</text:p>
          </table:table-cell>
          <table:table-cell table:style-name="ce227" table:formula="of:=COUNTIF([Channels_Login.B2:.B150];&quot;L4&quot;)" office:value-type="float" office:value="6">
            <text:p>6</text:p>
          </table:table-cell>
          <table:table-cell table:style-name="ce220" office:value-type="float" office:value="6">
            <text:p>6</text:p>
          </table:table-cell>
          <table:table-cell table:style-name="ce220" office:value-type="float" office:value="1">
            <text:p>1</text:p>
          </table:table-cell>
          <table:table-cell table:style-name="ce220" office:value-type="float" office:value="0">
            <text:p>0</text:p>
          </table:table-cell>
          <table:table-cell table:style-name="ce220" office:value-type="float" office:value="0">
            <text:p>0</text:p>
          </table:table-cell>
          <table:table-cell table:number-columns-repeated="2"/>
          <table:table-cell office:value-type="string">
            <text:p>Enhancements</text:p>
          </table:table-cell>
          <table:table-cell table:style-name="ce226"/>
          <table:table-cell table:number-columns-repeated="1011"/>
        </table:table-row>
        <table:table-row table:style-name="ro122">
          <table:table-cell/>
          <table:table-cell table:style-name="ce221"/>
          <table:table-cell table:style-name="ce221" office:value-type="string">
            <text:p>Home Page</text:p>
          </table:table-cell>
          <table:table-cell table:style-name="ce221" table:number-columns-repeated="2"/>
          <table:table-cell table:style-name="ce231" table:number-columns-repeated="4"/>
          <table:table-cell table:number-columns-repeated="2"/>
          <table:table-cell table:style-name="ce234" office:value-type="string">
            <text:p>Closed</text:p>
          </table:table-cell>
          <table:table-cell table:style-name="ce18"/>
          <table:table-cell table:number-columns-repeated="1011"/>
        </table:table-row>
        <table:table-row table:style-name="ro122">
          <table:table-cell/>
          <table:table-cell table:style-name="ce220" table:number-columns-repeated="2"/>
          <table:table-cell table:style-name="ce220" office:value-type="string">
            <text:p>L0</text:p>
          </table:table-cell>
          <table:table-cell table:style-name="ce227" table:formula="of:=COUNTIF([Home_Page.B2:.B151];&quot;L0&quot;)" office:value-type="float" office:value="23">
            <text:p>23</text:p>
          </table:table-cell>
          <table:table-cell table:style-name="ce232" office:value-type="float" office:value="25">
            <text:p>25</text:p>
          </table:table-cell>
          <table:table-cell table:style-name="ce232" office:value-type="float" office:value="1">
            <text:p>1</text:p>
          </table:table-cell>
          <table:table-cell table:style-name="ce232" office:value-type="float" office:value="0">
            <text:p>0</text:p>
          </table:table-cell>
          <table:table-cell table:style-name="ce220" office:value-type="float" office:value="0">
            <text:p>0</text:p>
          </table:table-cell>
          <table:table-cell table:number-columns-repeated="2"/>
          <table:table-cell office:value-type="string">
            <text:p>Query</text:p>
          </table:table-cell>
          <table:table-cell table:style-name="ce236"/>
          <table:table-cell table:number-columns-repeated="1011"/>
        </table:table-row>
        <table:table-row table:style-name="ro122">
          <table:table-cell/>
          <table:table-cell table:style-name="ce220" table:number-columns-repeated="2"/>
          <table:table-cell table:style-name="ce220" office:value-type="string">
            <text:p>L1</text:p>
          </table:table-cell>
          <table:table-cell table:style-name="ce227" table:formula="of:=COUNTIF([Home_Page.B2:.B151];&quot;L1&quot;)" office:value-type="float" office:value="18">
            <text:p>18</text:p>
          </table:table-cell>
          <table:table-cell table:style-name="ce232" office:value-type="float" office:value="12">
            <text:p>12</text:p>
          </table:table-cell>
          <table:table-cell table:style-name="ce232" office:value-type="float" office:value="3">
            <text:p>3</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ce234" office:value-type="string">
            <text:p>Blocked</text:p>
          </table:table-cell>
          <table:table-cell table:style-name="ce20"/>
          <table:table-cell table:style-name="ce25" table:number-columns-repeated="3"/>
          <table:table-cell table:number-columns-repeated="1008"/>
        </table:table-row>
        <table:table-row table:style-name="ro122">
          <table:table-cell/>
          <table:table-cell table:style-name="ce220" table:number-columns-repeated="2"/>
          <table:table-cell table:style-name="ce220" office:value-type="string">
            <text:p>L2</text:p>
          </table:table-cell>
          <table:table-cell table:style-name="ce227" table:formula="of:=COUNTIF([Home_Page.B2:.B151];&quot;L2&quot;)" office:value-type="float" office:value="16">
            <text:p>16</text:p>
          </table:table-cell>
          <table:table-cell table:style-name="ce232" office:value-type="float" office:value="12">
            <text:p>12</text:p>
          </table:table-cell>
          <table:table-cell table:style-name="ce232" office:value-type="float" office:value="3">
            <text:p>3</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ce234"/>
          <table:table-cell table:style-name="ce21"/>
          <table:table-cell table:style-name="ce25" table:number-columns-repeated="3"/>
          <table:table-cell/>
          <table:table-cell table:style-name="ce249" office:value-type="string">
            <text:p>Internet Explorer</text:p>
          </table:table-cell>
          <table:table-cell/>
          <table:table-cell table:style-name="ce249" office:value-type="string">
            <text:p>Mozilla Firefox</text:p>
          </table:table-cell>
          <table:table-cell/>
          <table:table-cell table:style-name="ce249" office:value-type="string">
            <text:p>Google Chrome</text:p>
          </table:table-cell>
          <table:table-cell table:number-columns-repeated="1002"/>
        </table:table-row>
        <table:table-row table:style-name="ro122">
          <table:table-cell/>
          <table:table-cell table:style-name="ce220" table:number-columns-repeated="2"/>
          <table:table-cell table:style-name="ce220" office:value-type="string">
            <text:p>L3</text:p>
          </table:table-cell>
          <table:table-cell table:style-name="ce227" table:formula="of:=COUNTIF([Home_Page.B2:.B151];&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37" office:value-type="string">
            <text:p>Category</text:p>
          </table:table-cell>
          <table:table-cell table:style-name="ce225" office:value-type="string">
            <text:p>Total Test Cases</text:p>
          </table:table-cell>
          <table:table-cell table:style-name="ce225" office:value-type="string">
            <text:p>Pass</text:p>
          </table:table-cell>
          <table:table-cell table:style-name="ce225" office:value-type="string">
            <text:p>Fail</text:p>
          </table:table-cell>
          <table:table-cell table:style-name="ce244" office:value-type="string">
            <text:p>Automated</text:p>
          </table:table-cell>
          <table:table-cell table:style-name="ce250" office:value-type="string">
            <text:p>Pass</text:p>
          </table:table-cell>
          <table:table-cell table:style-name="ce250" office:value-type="string">
            <text:p>Fail</text:p>
          </table:table-cell>
          <table:table-cell table:style-name="ce250" office:value-type="string">
            <text:p>Pass</text:p>
          </table:table-cell>
          <table:table-cell table:style-name="ce250" office:value-type="string">
            <text:p>Fail</text:p>
          </table:table-cell>
          <table:table-cell table:style-name="ce250" office:value-type="string">
            <text:p>Pass</text:p>
          </table:table-cell>
          <table:table-cell table:style-name="ce250" office:value-type="string">
            <text:p>Fail</text:p>
          </table:table-cell>
          <table:table-cell table:number-columns-repeated="1001"/>
        </table:table-row>
        <table:table-row table:style-name="ro122">
          <table:table-cell/>
          <table:table-cell table:style-name="ce220" table:number-columns-repeated="2"/>
          <table:table-cell table:style-name="ce220" office:value-type="string">
            <text:p>L4</text:p>
          </table:table-cell>
          <table:table-cell table:style-name="ce227" table:formula="of:=COUNTIF([Home_Page.B2:.B151];&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Channels Login</text:p>
          </table:table-cell>
          <table:table-cell table:style-name="ce227" table:formula="of:=COUNTA([Channels_Login.A2:.A51])" office:value-type="float" office:value="25">
            <text:p>25</text:p>
          </table:table-cell>
          <table:table-cell table:style-name="ce227" table:formula="of:=COUNTIF([Channels_Login.I2:.I29];&quot;PASS&quot;)" office:value-type="float" office:value="18">
            <text:p>18</text:p>
          </table:table-cell>
          <table:table-cell table:style-name="ce227" table:formula="of:=COUNTIF([Channels_Login.I2:.I37];&quot;FAIL&quot;)" office:value-type="float" office:value="7">
            <text:p>7</text:p>
          </table:table-cell>
          <table:table-cell table:style-name="ce245"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122">
          <table:table-cell/>
          <table:table-cell table:style-name="ce221"/>
          <table:table-cell table:style-name="ce221" office:value-type="string">
            <text:p>Channels Admin</text:p>
          </table:table-cell>
          <table:table-cell table:style-name="ce221" table:number-columns-repeated="2"/>
          <table:table-cell table:style-name="ce231" table:number-columns-repeated="4"/>
          <table:table-cell table:number-columns-repeated="2"/>
          <table:table-cell table:style-name="Default"/>
          <table:table-cell table:style-name="ce220" office:value-type="string">
            <text:p>Home Page</text:p>
          </table:table-cell>
          <table:table-cell table:style-name="ce227" table:formula="of:=COUNTA([Home_Page.A1:.A86])" office:value-type="float" office:value="57">
            <text:p>57</text:p>
          </table:table-cell>
          <table:table-cell table:style-name="ce227" table:formula="of:=COUNTIF([Home_Page.I1:.I118];&quot;PASS&quot;)" office:value-type="float" office:value="31">
            <text:p>31</text:p>
          </table:table-cell>
          <table:table-cell table:style-name="ce227" table:formula="of:=COUNTIF([Home_Page.I1:.I81];&quot;FAIL&quot;)" office:value-type="float" office:value="26">
            <text:p>26</text:p>
          </table:table-cell>
          <table:table-cell table:style-name="ce246"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122">
          <table:table-cell/>
          <table:table-cell table:style-name="ce220" table:number-columns-repeated="2"/>
          <table:table-cell table:style-name="ce220" office:value-type="string">
            <text:p>L0</text:p>
          </table:table-cell>
          <table:table-cell table:style-name="ce227" table:formula="of:=COUNTIF([Channels_Admin.B2:.B150];&quot;L0&quot;)" office:value-type="float" office:value="12">
            <text:p>12</text:p>
          </table:table-cell>
          <table:table-cell table:style-name="ce232" office:value-type="float" office:value="11">
            <text:p>11</text:p>
          </table:table-cell>
          <table:table-cell table:style-name="ce232" office:value-type="float" office:value="2">
            <text:p>2</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Channels Admin</text:p>
          </table:table-cell>
          <table:table-cell table:style-name="ce227" table:formula="of:=COUNTA([Channels_Admin.A2:.A93])" office:value-type="float" office:value="36">
            <text:p>36</text:p>
          </table:table-cell>
          <table:table-cell table:style-name="ce227" table:formula="of:=COUNTIF([Channels_Admin.I2:.I80];&quot;PASS&quot;)" office:value-type="float" office:value="27">
            <text:p>27</text:p>
          </table:table-cell>
          <table:table-cell table:style-name="ce227" table:formula="of:=COUNTIF([Channels_Admin.I2:.I80];&quot;FAIL&quot;)" office:value-type="float" office:value="9">
            <text:p>9</text:p>
          </table:table-cell>
          <table:table-cell table:style-name="ce246"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122">
          <table:table-cell/>
          <table:table-cell table:style-name="ce220" table:number-columns-repeated="2"/>
          <table:table-cell table:style-name="ce220" office:value-type="string">
            <text:p>L1</text:p>
          </table:table-cell>
          <table:table-cell table:style-name="ce227" table:formula="of:=COUNTIF([Channels_Admin.B2:.B150];&quot;L1&quot;)" office:value-type="float" office:value="6">
            <text:p>6</text:p>
          </table:table-cell>
          <table:table-cell table:style-name="ce232" office:value-type="float" office:value="5">
            <text:p>5</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Display Control</text:p>
          </table:table-cell>
          <table:table-cell table:style-name="ce227" table:formula="of:=COUNTA([Display_Control.A2:.A33])" office:value-type="float" office:value="8">
            <text:p>8</text:p>
          </table:table-cell>
          <table:table-cell table:style-name="ce227" table:formula="of:=COUNTIF([Display_Control.I2:.I44];&quot;PASS&quot;)" office:value-type="float" office:value="7">
            <text:p>7</text:p>
          </table:table-cell>
          <table:table-cell table:style-name="ce227" table:formula="of:=COUNTIF([Display_Control.I2:.I38];&quot;FAIL&quot;)" office:value-type="float" office:value="1">
            <text:p>1</text:p>
          </table:table-cell>
          <table:table-cell table:style-name="ce246"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122">
          <table:table-cell/>
          <table:table-cell table:style-name="ce220" table:number-columns-repeated="2"/>
          <table:table-cell table:style-name="ce220" office:value-type="string">
            <text:p>L2</text:p>
          </table:table-cell>
          <table:table-cell table:style-name="ce227" table:formula="of:=COUNTIF([Channels_Admin.B2:.B150];&quot;L2&quot;)" office:value-type="float" office:value="18">
            <text:p>18</text:p>
          </table:table-cell>
          <table:table-cell table:style-name="ce232" office:value-type="float" office:value="9">
            <text:p>9</text:p>
          </table:table-cell>
          <table:table-cell table:style-name="ce232" office:value-type="float" office:value="9">
            <text:p>9</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Channels Command</text:p>
          </table:table-cell>
          <table:table-cell table:style-name="ce227" table:formula="of:=COUNTA([Channels_Command_Execution.A2:.A69])" office:value-type="float" office:value="40">
            <text:p>40</text:p>
          </table:table-cell>
          <table:table-cell table:style-name="ce227" table:formula="of:=COUNTIF([Channels_Command_Execution.I1:.I87];&quot;PASS&quot;)" office:value-type="float" office:value="35">
            <text:p>35</text:p>
          </table:table-cell>
          <table:table-cell table:style-name="ce227" table:formula="of:=COUNTIF([Channels_Command_Execution.I1:.I81];&quot;FAIL&quot;)" office:value-type="float" office:value="5">
            <text:p>5</text:p>
          </table:table-cell>
          <table:table-cell table:style-name="ce246"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122">
          <table:table-cell/>
          <table:table-cell table:style-name="ce220" table:number-columns-repeated="2"/>
          <table:table-cell table:style-name="ce220" office:value-type="string">
            <text:p>L3</text:p>
          </table:table-cell>
          <table:table-cell table:style-name="ce227" table:formula="of:=COUNTIF([Channels_Admin.B2:.B15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Collaboration Panel</text:p>
          </table:table-cell>
          <table:table-cell table:style-name="ce227" table:formula="of:=COUNTA([Collaboration_Panel.A2:.A54])" office:value-type="float" office:value="27">
            <text:p>27</text:p>
          </table:table-cell>
          <table:table-cell table:style-name="ce227" table:formula="of:=COUNTIF([Collaboration_Panel.I2:.I66];&quot;PASS&quot;)" office:value-type="float" office:value="20">
            <text:p>20</text:p>
          </table:table-cell>
          <table:table-cell table:style-name="ce227" table:formula="of:=COUNTIF([Collaboration_Panel.I2:.I49];&quot;FAIL&quot;)" office:value-type="float" office:value="7">
            <text:p>7</text:p>
          </table:table-cell>
          <table:table-cell table:style-name="ce246"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122">
          <table:table-cell/>
          <table:table-cell table:style-name="ce220" table:number-columns-repeated="2"/>
          <table:table-cell table:style-name="ce220" office:value-type="string">
            <text:p>L4</text:p>
          </table:table-cell>
          <table:table-cell table:style-name="ce227" table:formula="of:=COUNTIF([Channels_Admin.B2:.B15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Plan and Segment Bar</text:p>
          </table:table-cell>
          <table:table-cell table:style-name="ce227" table:formula="of:=COUNTA([Plan_and_Segment_Bar.A2:.A168])" office:value-type="float" office:value="146">
            <text:p>146</text:p>
          </table:table-cell>
          <table:table-cell table:style-name="ce227" table:formula="of:=COUNTIF([Plan_and_Segment_Bar.I2:.I154];&quot;PASS&quot;)" office:value-type="float" office:value="118">
            <text:p>118</text:p>
          </table:table-cell>
          <table:table-cell table:style-name="ce227" table:formula="of:=COUNTIF([Plan_and_Segment_Bar.I1:.I196];&quot;FAIL&quot;)" office:value-type="float" office:value="11">
            <text:p>11</text:p>
          </table:table-cell>
          <table:table-cell table:style-name="ce246"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122">
          <table:table-cell/>
          <table:table-cell table:style-name="ce221"/>
          <table:table-cell table:style-name="ce221" office:value-type="string">
            <text:p>Display Control</text:p>
          </table:table-cell>
          <table:table-cell table:style-name="ce221" table:number-columns-repeated="2"/>
          <table:table-cell table:style-name="ce231" table:number-columns-repeated="4"/>
          <table:table-cell table:number-columns-repeated="2"/>
          <table:table-cell table:style-name="Default"/>
          <table:table-cell table:style-name="ce220" office:value-type="string">
            <text:p>Task and Flow Panel</text:p>
          </table:table-cell>
          <table:table-cell table:style-name="ce227" table:formula="of:=COUNTA([Task_and_Flow_Panel.A2:.A159])" office:value-type="float" office:value="111">
            <text:p>111</text:p>
          </table:table-cell>
          <table:table-cell table:style-name="ce227" table:formula="of:=COUNTIF([Task_and_Flow_Panel.I2:.I158];&quot;PASS&quot;)" office:value-type="float" office:value="97">
            <text:p>97</text:p>
          </table:table-cell>
          <table:table-cell table:style-name="ce227" table:formula="of:=COUNTIF([Task_and_Flow_Panel.I1:.I183];&quot;FAIL&quot;)" office:value-type="float" office:value="14">
            <text:p>14</text:p>
          </table:table-cell>
          <table:table-cell table:style-name="ce246"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122">
          <table:table-cell/>
          <table:table-cell table:style-name="ce220" table:number-columns-repeated="2"/>
          <table:table-cell table:style-name="ce220" office:value-type="string">
            <text:p>L0</text:p>
          </table:table-cell>
          <table:table-cell table:style-name="ce227" table:formula="of:=COUNTIF([Display_Control.B2:.B150];&quot;L0&quot;)" office:value-type="float" office:value="8">
            <text:p>8</text:p>
          </table:table-cell>
          <table:table-cell table:style-name="ce232" office:value-type="float" office:value="7">
            <text:p>7</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Entities</text:p>
          </table:table-cell>
          <table:table-cell table:style-name="ce227" table:formula="of:=COUNTA([Entities.A2:.A256])" office:value-type="float" office:value="198">
            <text:p>198</text:p>
          </table:table-cell>
          <table:table-cell table:style-name="ce227" table:formula="of:=COUNTIF([Entities.I2:.I250];&quot;PASS&quot;)" office:value-type="float" office:value="164">
            <text:p>164</text:p>
          </table:table-cell>
          <table:table-cell table:style-name="ce227" table:formula="of:=COUNTIF([Entities.I1:.I253];&quot;FAIL&quot;)" office:value-type="float" office:value="34">
            <text:p>34</text:p>
          </table:table-cell>
          <table:table-cell table:style-name="ce247"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22">
          <table:table-cell/>
          <table:table-cell table:style-name="ce220" table:number-columns-repeated="2"/>
          <table:table-cell table:style-name="ce220" office:value-type="string">
            <text:p>L1</text:p>
          </table:table-cell>
          <table:table-cell table:style-name="ce227" table:formula="of:=COUNTIF([Display_Control.B2:.B150];&quot;L1&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Information Flow Map</text:p>
          </table:table-cell>
          <table:table-cell table:style-name="ce227" table:formula="of:=COUNTA([Information_Flow_Map.A2:.A42])" office:value-type="float" office:value="10">
            <text:p>10</text:p>
          </table:table-cell>
          <table:table-cell table:style-name="ce227" table:formula="of:=COUNTIF([Information_Flow_Map.I2:.I39];&quot;PASS&quot;)" office:value-type="float" office:value="10">
            <text:p>10</text:p>
          </table:table-cell>
          <table:table-cell table:style-name="ce227" table:formula="of:=COUNTIF([Information_Flow_Map.I1:.I82];&quot;FAIL&quot;)" office:value-type="float" office:value="0">
            <text:p>0</text:p>
          </table:table-cell>
          <table:table-cell table:style-name="ce246"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23">
          <table:table-cell/>
          <table:table-cell table:style-name="ce220" table:number-columns-repeated="2"/>
          <table:table-cell table:style-name="ce220" office:value-type="string">
            <text:p>L2</text:p>
          </table:table-cell>
          <table:table-cell table:style-name="ce227" table:formula="of:=COUNTIF([Display_Control.B2:.B150];&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38" office:value-type="string">
            <text:p>Information Sharing Guidelines for all Participants( Admin &amp; Planner )</text:p>
          </table:table-cell>
          <table:table-cell table:style-name="ce227" table:formula="of:=COUNTA([Information_Sharing_Guidelines_to_all_Participants.A2:.A32])" office:value-type="float" office:value="14">
            <text:p>14</text:p>
          </table:table-cell>
          <table:table-cell table:style-name="ce227" table:formula="of:=COUNTIF([Information_Sharing_Guidelines_to_all_Participants.I2:.I40];&quot;PASS&quot;)" office:value-type="float" office:value="12">
            <text:p>12</text:p>
          </table:table-cell>
          <table:table-cell table:style-name="ce227" table:formula="of:=COUNTIF([Information_Sharing_Guidelines_to_all_Participants.I1:.I64];&quot;FAIL&quot;)" office:value-type="float" office:value="2">
            <text:p>2</text:p>
          </table:table-cell>
          <table:table-cell table:style-name="ce246"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22">
          <table:table-cell/>
          <table:table-cell table:style-name="ce220" table:number-columns-repeated="2"/>
          <table:table-cell table:style-name="ce220" office:value-type="string">
            <text:p>L3</text:p>
          </table:table-cell>
          <table:table-cell table:style-name="ce227" table:formula="of:=COUNTIF([Display_Control.B2:.B15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Assignments &amp; Commitments</text:p>
          </table:table-cell>
          <table:table-cell table:style-name="ce227" table:formula="of:=COUNTA([Assignments_And_Commitments.A2:.A40])" office:value-type="float" office:value="9">
            <text:p>9</text:p>
          </table:table-cell>
          <table:table-cell table:style-name="ce227" table:formula="of:=COUNTIF([Assignments_And_Commitments.I2:.I41];&quot;PASS&quot;)" office:value-type="float" office:value="7">
            <text:p>7</text:p>
          </table:table-cell>
          <table:table-cell table:style-name="ce227" table:formula="of:=COUNTIF([Assignments_And_Commitments.I1:.I55];&quot;FAIL&quot;)" office:value-type="float" office:value="2">
            <text:p>2</text:p>
          </table:table-cell>
          <table:table-cell table:style-name="ce246"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22">
          <table:table-cell/>
          <table:table-cell table:style-name="ce220" table:number-columns-repeated="2"/>
          <table:table-cell table:style-name="ce220" office:value-type="string">
            <text:p>L4</text:p>
          </table:table-cell>
          <table:table-cell table:style-name="ce227" table:formula="of:=COUNTIF([Display_Control.B2:.B15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Lock Functionality</text:p>
          </table:table-cell>
          <table:table-cell table:style-name="ce227" table:formula="of:=COUNTA([Lock_functionality.A2:.A45])" office:value-type="float" office:value="14">
            <text:p>14</text:p>
          </table:table-cell>
          <table:table-cell table:style-name="ce242" table:formula="of:=COUNTIF([Lock_functionality.I2:.I43];&quot;PASS&quot;)" office:value-type="float" office:value="14">
            <text:p>14</text:p>
          </table:table-cell>
          <table:table-cell table:style-name="ce242" table:formula="of:=COUNTIF([Lock_functionality.I1:.I83];&quot;FAIL&quot;)" office:value-type="float" office:value="0">
            <text:p>0</text:p>
          </table:table-cell>
          <table:table-cell table:style-name="ce246"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22">
          <table:table-cell/>
          <table:table-cell table:style-name="ce221"/>
          <table:table-cell table:style-name="ce221" office:value-type="string">
            <text:p>Channels Command Execution</text:p>
          </table:table-cell>
          <table:table-cell table:style-name="ce221" table:number-columns-repeated="2"/>
          <table:table-cell table:style-name="ce231" table:number-columns-repeated="4"/>
          <table:table-cell table:number-columns-repeated="2"/>
          <table:table-cell table:style-name="Default"/>
          <table:table-cell table:style-name="ce220" office:value-type="string">
            <text:p>My Information Sharing Guidelines ( User )</text:p>
          </table:table-cell>
          <table:table-cell table:style-name="ce227" table:formula="of:=COUNTA(['My_Information_Sharing_Guidelines(User)'.A3:.A27])" office:value-type="float" office:value="5">
            <text:p>5</text:p>
          </table:table-cell>
          <table:table-cell table:style-name="ce227" table:formula="of:=COUNTIF(['My_Information_Sharing_Guidelines(User)'.I3:.I32];&quot;PASS&quot;)" office:value-type="float" office:value="5">
            <text:p>5</text:p>
          </table:table-cell>
          <table:table-cell table:style-name="ce227" table:formula="of:=COUNTIF(['My_Information_Sharing_Guidelines(User)'.I1:.I65];&quot;FAIL&quot;)" office:value-type="float" office:value="0">
            <text:p>0</text:p>
          </table:table-cell>
          <table:table-cell table:style-name="ce246"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22">
          <table:table-cell/>
          <table:table-cell table:style-name="ce220" table:number-columns-repeated="2"/>
          <table:table-cell table:style-name="ce220" office:value-type="string">
            <text:p>L0</text:p>
          </table:table-cell>
          <table:table-cell table:style-name="ce227" table:formula="of:=COUNTIF([Channels_Command_Execution.B2:.B158];&quot;L0&quot;)" office:value-type="float" office:value="30">
            <text:p>30</text:p>
          </table:table-cell>
          <table:table-cell table:style-name="ce232" office:value-type="float" office:value="27">
            <text:p>27</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Issue Summary Report</text:p>
          </table:table-cell>
          <table:table-cell table:style-name="ce227" table:formula="of:=COUNTA([Issue_Summary_Report.A2:.A35])" office:value-type="float" office:value="3">
            <text:p>3</text:p>
          </table:table-cell>
          <table:table-cell table:style-name="ce227" table:formula="of:=COUNTIF([Issue_Summary_Report.I2:.I33];&quot;PASS&quot;)" office:value-type="float" office:value="3">
            <text:p>3</text:p>
          </table:table-cell>
          <table:table-cell table:style-name="ce227" table:formula="of:=COUNTIF([Issue_Summary_Report.I1:.I30];&quot;FAIL&quot;)" office:value-type="float" office:value="0">
            <text:p>0</text:p>
          </table:table-cell>
          <table:table-cell table:style-name="ce246"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22">
          <table:table-cell/>
          <table:table-cell table:style-name="ce220" table:number-columns-repeated="2"/>
          <table:table-cell table:style-name="ce220" office:value-type="string">
            <text:p>L1</text:p>
          </table:table-cell>
          <table:table-cell table:style-name="ce227" table:formula="of:=COUNTIF([Channels_Command_Execution.B2:.B158];&quot;L1&quot;)" office:value-type="float" office:value="5">
            <text:p>5</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3"/>
          <table:table-cell table:style-name="ce220" office:value-type="string">
            <text:p>Survey And Questionnaire</text:p>
          </table:table-cell>
          <table:table-cell table:style-name="ce240" table:formula="of:=COUNTA([Survey_And_Questionnaire.A2:.A88])" office:value-type="float" office:value="52">
            <text:p>52</text:p>
          </table:table-cell>
          <table:table-cell table:style-name="ce243" table:formula="of:=COUNTIF([Survey_And_Questionnaire.I2:.I33];&quot;PASS&quot;)" office:value-type="float" office:value="32">
            <text:p>32</text:p>
          </table:table-cell>
          <table:table-cell table:style-name="ce243" table:formula="of:=COUNTIF([Survey_And_Questionnaire.I1:.I30];&quot;FAIL&quot;)" office:value-type="float" office:value="0">
            <text:p>0</text:p>
          </table:table-cell>
          <table:table-cell table:style-name="ce246" table:formula="of:=COUNTIF([Survey_And_Questionnaire.J2:.J85];&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22">
          <table:table-cell/>
          <table:table-cell table:style-name="ce220" table:number-columns-repeated="2"/>
          <table:table-cell table:style-name="ce220" office:value-type="string">
            <text:p>L2</text:p>
          </table:table-cell>
          <table:table-cell table:style-name="ce227" table:formula="of:=COUNTIF([Channels_Command_Execution.B2:.B158];&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3"/>
          <table:table-cell table:style-name="ce239" office:value-type="string">
            <text:p>Total</text:p>
          </table:table-cell>
          <table:table-cell table:style-name="ce241" table:formula="of:=SUM([.N16:.N31])" office:value-type="float" office:value="755">
            <text:p>755</text:p>
          </table:table-cell>
          <table:table-cell table:style-name="ce241" table:formula="of:=SUM([.O16:.O30])" office:value-type="float" office:value="568">
            <text:p>568</text:p>
          </table:table-cell>
          <table:table-cell table:style-name="ce241" table:formula="of:=SUM([.P16:.P30])" office:value-type="float" office:value="118">
            <text:p>118</text:p>
          </table:table-cell>
          <table:table-cell table:style-name="ce248" table:formula="of:=SUM([.Q16:.Q30])" office:value-type="float" office:value="285">
            <text:p>285</text:p>
          </table:table-cell>
          <table:table-cell table:style-name="ce251" table:formula="of:=SUM([.R16:.R30])" office:value-type="float" office:value="548">
            <text:p>548</text:p>
          </table:table-cell>
          <table:table-cell table:style-name="ce251" table:formula="of:=SUM([.S16:.S30])" office:value-type="float" office:value="128">
            <text:p>128</text:p>
          </table:table-cell>
          <table:table-cell table:style-name="ce251" table:formula="of:=SUM([.T16:.T30])" office:value-type="float" office:value="547">
            <text:p>547</text:p>
          </table:table-cell>
          <table:table-cell table:style-name="ce251" table:formula="of:=SUM([.U16:.U30])" office:value-type="float" office:value="129">
            <text:p>129</text:p>
          </table:table-cell>
          <table:table-cell table:style-name="ce251" table:formula="of:=SUM([.V16:.V30])" office:value-type="float" office:value="546">
            <text:p>546</text:p>
          </table:table-cell>
          <table:table-cell table:style-name="ce251" table:formula="of:=SUM([.W16:.W30])" office:value-type="float" office:value="130">
            <text:p>130</text:p>
          </table:table-cell>
          <table:table-cell table:number-columns-repeated="1001"/>
        </table:table-row>
        <table:table-row table:style-name="ro122">
          <table:table-cell/>
          <table:table-cell table:style-name="ce220" table:number-columns-repeated="2"/>
          <table:table-cell table:style-name="ce220" office:value-type="string">
            <text:p>L3</text:p>
          </table:table-cell>
          <table:table-cell table:style-name="ce227" table:formula="of:=COUNTIF([Channels_Command_Execution.B2:.B158];&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Channels_Command_Execution.B2:.B158];&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Collaboration Panel</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Collaboration_Panel.B2:.B150];&quot;L0&quot;)" office:value-type="float" office:value="11">
            <text:p>11</text:p>
          </table:table-cell>
          <table:table-cell table:style-name="ce232" office:value-type="float" office:value="10">
            <text:p>10</text:p>
          </table:table-cell>
          <table:table-cell table:style-name="ce232" office:value-type="float" office:value="1">
            <text:p>1</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Collaboration_Panel.B2:.B150];&quot;L1&quot;)" office:value-type="float" office:value="16">
            <text:p>16</text:p>
          </table:table-cell>
          <table:table-cell table:style-name="ce232" office:value-type="float" office:value="16">
            <text:p>16</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Collaboration_Panel.B2:.B150];&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Collaboration_Panel.B2:.B15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Collaboration_Panel.B2:.B15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Plan and Segment Bar</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Plan_and_Segment_Bar.B2:.B180];&quot;L0&quot;)" office:value-type="float" office:value="81">
            <text:p>81</text:p>
          </table:table-cell>
          <table:table-cell table:style-name="ce232" office:value-type="float" office:value="10">
            <text:p>10</text:p>
          </table:table-cell>
          <table:table-cell table:style-name="ce232" office:value-type="float" office:value="6">
            <text:p>6</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Plan_and_Segment_Bar.B2:.B180];&quot;L1&quot;)" office:value-type="float" office:value="38">
            <text:p>38</text:p>
          </table:table-cell>
          <table:table-cell table:style-name="ce232" office:value-type="float" office:value="10">
            <text:p>1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Plan_and_Segment_Bar.B2:.B180];&quot;L2&quot;)" office:value-type="float" office:value="4">
            <text:p>4</text:p>
          </table:table-cell>
          <table:table-cell table:style-name="ce232" office:value-type="float" office:value="0">
            <text:p>0</text:p>
          </table:table-cell>
          <table:table-cell table:style-name="ce232" office:value-type="float" office:value="3">
            <text:p>3</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Plan_and_Segment_Bar.B2:.B18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Plan_and_Segment_Bar.B2:.B18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Task and Flow Panel</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Task_and_Flow_Panel.B2:.B156];&quot;L0&quot;)" office:value-type="float" office:value="11">
            <text:p>11</text:p>
          </table:table-cell>
          <table:table-cell table:style-name="ce232" office:value-type="float" office:value="5">
            <text:p>5</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Task_and_Flow_Panel.B2:.B156];&quot;L1&quot;)" office:value-type="float" office:value="83">
            <text:p>83</text:p>
          </table:table-cell>
          <table:table-cell table:style-name="ce232" office:value-type="float" office:value="83">
            <text:p>83</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Task_and_Flow_Panel.B2:.B156];&quot;L2&quot;)" office:value-type="float" office:value="4">
            <text:p>4</text:p>
          </table:table-cell>
          <table:table-cell table:style-name="ce232" office:value-type="float" office:value="0">
            <text:p>0</text:p>
          </table:table-cell>
          <table:table-cell table:style-name="ce232" office:value-type="float" office:value="4">
            <text:p>4</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Task_and_Flow_Panel.B2:.B156];&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Task_and_Flow_Panel.B2:.B156];&quot;L4&quot;)" office:value-type="float" office:value="1">
            <text:p>1</text:p>
          </table:table-cell>
          <table:table-cell table:style-name="ce220" office:value-type="float" office:value="1">
            <text:p>1</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Entities</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Entities.B2:.B303];&quot;L0&quot;)" office:value-type="float" office:value="29">
            <text:p>29</text:p>
          </table:table-cell>
          <table:table-cell table:style-name="ce232" office:value-type="float" office:value="12">
            <text:p>12</text:p>
          </table:table-cell>
          <table:table-cell table:style-name="ce232" office:value-type="float" office:value="7">
            <text:p>7</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Entities.B2:.B303];&quot;L1&quot;)" office:value-type="float" office:value="144">
            <text:p>144</text:p>
          </table:table-cell>
          <table:table-cell table:style-name="ce232" office:value-type="float" office:value="138">
            <text:p>138</text:p>
          </table:table-cell>
          <table:table-cell table:style-name="ce232" office:value-type="float" office:value="3">
            <text:p>3</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Entities.B2:.B303];&quot;L2&quot;)" office:value-type="float" office:value="23">
            <text:p>23</text:p>
          </table:table-cell>
          <table:table-cell table:style-name="ce232" office:value-type="float" office:value="0">
            <text:p>0</text:p>
          </table:table-cell>
          <table:table-cell table:style-name="ce232" office:value-type="float" office:value="22">
            <text:p>22</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Entities.B2:.B303];&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Entities.B2:.B303];&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Information Flow Map</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Information_Flow_Map.B2:.B299];&quot;L0&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Information_Flow_Map.B2:.B299];&quot;L1&quot;)" office:value-type="float" office:value="10">
            <text:p>1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Information_Flow_Map.B2:.B299];&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Information_Flow_Map.B2:.B299];&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Information_Flow_Map.B2:.B299];&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Information Sharing Guidelines for all Participants( Admin &amp; Planner )</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Information_Sharing_Guidelines_to_all_Participants.B2:.B300];&quot;L0&quot;)" office:value-type="float" office:value="9">
            <text:p>9</text:p>
          </table:table-cell>
          <table:table-cell table:style-name="ce232" office:value-type="float" office:value="8">
            <text:p>8</text:p>
          </table:table-cell>
          <table:table-cell table:style-name="ce232" office:value-type="float" office:value="1">
            <text:p>1</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Information_Sharing_Guidelines_to_all_Participants.B2:.B300];&quot;L1&quot;)" office:value-type="float" office:value="4">
            <text:p>4</text:p>
          </table:table-cell>
          <table:table-cell table:style-name="ce232" office:value-type="float" office:value="3">
            <text:p>3</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Information_Sharing_Guidelines_to_all_Participants.B2:.B300];&quot;L2&quot;)" office:value-type="float" office:value="1">
            <text:p>1</text:p>
          </table:table-cell>
          <table:table-cell table:style-name="ce232" office:value-type="float" office:value="1">
            <text:p>1</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Information_Sharing_Guidelines_to_all_Participants.B2:.B30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Information_Sharing_Guidelines_to_all_Participants.B2:.B30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Assignments &amp; Commitments</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Assignments_And_Commitments.B2:.B296];&quot;L0&quot;)" office:value-type="float" office:value="6">
            <text:p>6</text:p>
          </table:table-cell>
          <table:table-cell table:style-name="ce232" office:value-type="float" office:value="9">
            <text:p>9</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Assignments_And_Commitments.B2:.B296];&quot;L1&quot;)" office:value-type="float" office:value="2">
            <text:p>2</text:p>
          </table:table-cell>
          <table:table-cell table:style-name="ce232" office:value-type="float" office:value="3">
            <text:p>3</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Assignments_And_Commitments.B2:.B296];&quot;L2&quot;)" office:value-type="float" office:value="1">
            <text:p>1</text:p>
          </table:table-cell>
          <table:table-cell table:style-name="ce232" office:value-type="float" office:value="1">
            <text:p>1</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Assignments_And_Commitments.B2:.B296];&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Assignments_And_Commitments.B2:.B296];&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4">
          <table:table-cell/>
          <table:table-cell table:style-name="ce221"/>
          <table:table-cell table:style-name="ce221" office:value-type="string">
            <text:p>Lock Functionlity</text:p>
          </table:table-cell>
          <table:table-cell table:style-name="ce221" table:number-columns-repeated="6"/>
          <table:table-cell table:number-columns-repeated="1015"/>
        </table:table-row>
        <table:table-row table:style-name="ro122">
          <table:table-cell table:number-columns-repeated="3"/>
          <table:table-cell table:style-name="ce220" office:value-type="string">
            <text:p>L0</text:p>
          </table:table-cell>
          <table:table-cell table:style-name="ce227" table:formula="of:=COUNTIF([Lock_functionality.B2:.B300];&quot;L0&quot;)" office:value-type="float" office:value="14">
            <text:p>14</text:p>
          </table:table-cell>
          <table:table-cell table:style-name="ce232" office:value-type="float" office:value="14">
            <text:p>14</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3"/>
          <table:table-cell table:style-name="ce220" office:value-type="string">
            <text:p>L1</text:p>
          </table:table-cell>
          <table:table-cell table:style-name="ce227" table:formula="of:=COUNTIF([Lock_functionality.B2:.B300];&quot;L1&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3"/>
          <table:table-cell table:style-name="ce220" office:value-type="string">
            <text:p>L2</text:p>
          </table:table-cell>
          <table:table-cell table:style-name="ce227" table:formula="of:=COUNTIF([Lock_functionality.B2:.B300];&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3"/>
          <table:table-cell table:style-name="ce220" office:value-type="string">
            <text:p>L3</text:p>
          </table:table-cell>
          <table:table-cell table:style-name="ce227" table:formula="of:=COUNTIF([Lock_functionality.B2:.B30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3"/>
          <table:table-cell table:style-name="ce220" office:value-type="string">
            <text:p>L4</text:p>
          </table:table-cell>
          <table:table-cell table:style-name="ce227" table:formula="of:=COUNTIF([Lock_functionality.B2:.B30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My Information Sharing Guidelines ( User )</text:p>
          </table:table-cell>
          <table:table-cell table:style-name="ce221" table:number-columns-repeated="6"/>
          <table:table-cell table:number-columns-repeated="1015"/>
        </table:table-row>
        <table:table-row table:style-name="ro122">
          <table:table-cell table:number-columns-repeated="2"/>
          <table:table-cell table:style-name="ce220"/>
          <table:table-cell table:style-name="ce220" office:value-type="string">
            <text:p>L0</text:p>
          </table:table-cell>
          <table:table-cell table:style-name="ce227" table:formula="of:=COUNTIF(['My_Information_Sharing_Guidelines(User)'.B3:.B301];&quot;L0&quot;)" office:value-type="float" office:value="5">
            <text:p>5</text:p>
          </table:table-cell>
          <table:table-cell table:style-name="ce232" office:value-type="float" office:value="3">
            <text:p>3</text:p>
          </table:table-cell>
          <table:table-cell table:style-name="ce232" office:value-type="float" office:value="1">
            <text:p>1</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3"/>
          <table:table-cell table:style-name="ce220" office:value-type="string">
            <text:p>L1</text:p>
          </table:table-cell>
          <table:table-cell table:style-name="ce227" table:formula="of:=COUNTIF(['My_Information_Sharing_Guidelines(User)'.B3:.B301];&quot;L1&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2</text:p>
          </table:table-cell>
          <table:table-cell table:style-name="ce227" table:formula="of:=COUNTIF(['My_Information_Sharing_Guidelines(User)'.B3:.B301];&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3</text:p>
          </table:table-cell>
          <table:table-cell table:style-name="ce227" table:formula="of:=COUNTIF(['My_Information_Sharing_Guidelines(User)'.B3:.B301];&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4</text:p>
          </table:table-cell>
          <table:table-cell table:style-name="ce227" table:formula="of:=COUNTIF(['My_Information_Sharing_Guidelines(User)'.B3:.B301];&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Issue Summary Report</text:p>
          </table:table-cell>
          <table:table-cell table:style-name="ce221" table:number-columns-repeated="6"/>
          <table:table-cell table:number-columns-repeated="1015"/>
        </table:table-row>
        <table:table-row table:style-name="ro122">
          <table:table-cell table:number-columns-repeated="2"/>
          <table:table-cell table:style-name="ce220"/>
          <table:table-cell table:style-name="ce220" office:value-type="string">
            <text:p>L0</text:p>
          </table:table-cell>
          <table:table-cell table:style-name="ce227" table:formula="of:=COUNTIF([Issue_Summary_Report.B2:.B300];&quot;L0&quot;)" office:value-type="float" office:value="3">
            <text:p>3</text:p>
          </table:table-cell>
          <table:table-cell table:style-name="ce232" office:value-type="float" office:value="3">
            <text:p>3</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3"/>
          <table:table-cell table:style-name="ce220" office:value-type="string">
            <text:p>L1</text:p>
          </table:table-cell>
          <table:table-cell table:style-name="ce227" table:formula="of:=COUNTIF([Issue_Summary_Report.B2:.B300];&quot;L1&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2</text:p>
          </table:table-cell>
          <table:table-cell table:style-name="ce227" table:formula="of:=COUNTIF([Issue_Summary_Report.B2:.B300];&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3</text:p>
          </table:table-cell>
          <table:table-cell table:style-name="ce227" table:formula="of:=COUNTIF([Issue_Summary_Report.B2:.B30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4</text:p>
          </table:table-cell>
          <table:table-cell table:style-name="ce227" table:formula="of:=COUNTIF([Issue_Summary_Report.B2:.B30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number-columns-repeated="8"/>
          <table:table-cell table:number-columns-repeated="1015"/>
        </table:table-row>
        <table:table-row table:style-name="ro1">
          <table:table-cell table:number-columns-repeated="3"/>
          <table:table-cell table:style-name="ce224" office:value-type="string">
            <text:p>Total </text:p>
          </table:table-cell>
          <table:table-cell table:style-name="ce229" table:formula="of:=SUM([.E6:.E94])" office:value-type="float" office:value="660">
            <text:p>660</text:p>
          </table:table-cell>
          <table:table-cell table:number-columns-repeated="1019"/>
        </table:table-row>
        <table:table-row table:style-name="ro1">
          <table:table-cell table:number-columns-repeated="3"/>
          <table:table-cell table:style-name="ce224"/>
          <table:table-cell table:style-name="ce229"/>
          <table:table-cell table:number-columns-repeated="1019"/>
        </table:table-row>
        <table:table-row table:style-name="ro1">
          <table:table-cell table:number-columns-repeated="3"/>
          <table:table-cell table:style-name="ce224" office:value-type="string">
            <text:p>L0</text:p>
          </table:table-cell>
          <table:table-cell table:style-name="ce229"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24" office:value-type="string">
            <text:p>L1</text:p>
          </table:table-cell>
          <table:table-cell table:style-name="ce229"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24" office:value-type="string">
            <text:p>L2</text:p>
          </table:table-cell>
          <table:table-cell table:style-name="ce229"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24" office:value-type="string">
            <text:p>L3</text:p>
          </table:table-cell>
          <table:table-cell table:style-name="ce229"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24" office:value-type="string">
            <text:p>L4</text:p>
          </table:table-cell>
          <table:table-cell table:style-name="ce229"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29"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64" table:default-cell-style-name="ce256"/>
        <table:table-column table:style-name="co165" table:default-cell-style-name="ce256"/>
        <table:table-column table:style-name="co166" table:default-cell-style-name="ce257"/>
        <table:table-column table:style-name="co167" table:default-cell-style-name="ce256"/>
        <table:table-column table:style-name="co168" table:default-cell-style-name="ce256"/>
        <table:table-column table:style-name="co106" table:default-cell-style-name="ce256"/>
        <table:table-column table:style-name="co169" table:default-cell-style-name="ce256"/>
        <table:table-column table:style-name="co170" table:default-cell-style-name="ce257"/>
        <table:table-column table:style-name="co171" table:default-cell-style-name="ce256"/>
        <table:table-column table:style-name="co36" table:default-cell-style-name="ce256"/>
        <table:table-column table:style-name="co172" table:default-cell-style-name="ce256"/>
        <table:table-column table:style-name="co173" table:default-cell-style-name="ce256"/>
        <table:table-column table:style-name="co174" table:default-cell-style-name="ce256"/>
        <table:table-column table:style-name="co175" table:default-cell-style-name="ce256"/>
        <table:table-column table:style-name="co176" table:default-cell-style-name="ce256"/>
        <table:table-column table:style-name="co1" table:number-columns-repeated="1005" table:default-cell-style-name="ce256"/>
        <table:table-column table:style-name="co1" table:number-columns-repeated="4" table:default-cell-style-name="ce263"/>
        <table:table-row table:style-name="ro86">
          <table:table-cell table:style-name="ce252" office:value-type="string">
            <text:p>TEST CASE ID</text:p>
          </table:table-cell>
          <table:table-cell table:style-name="ce252" office:value-type="string">
            <text:p>PRIORITY</text:p>
          </table:table-cell>
          <table:table-cell table:style-name="ce252" office:value-type="string">
            <text:p>TITLE</text:p>
          </table:table-cell>
          <table:table-cell table:style-name="ce252" office:value-type="string">
            <text:p>SET UP</text:p>
          </table:table-cell>
          <table:table-cell table:style-name="ce252" office:value-type="string">
            <text:p>STEPS</text:p>
          </table:table-cell>
          <table:table-cell table:style-name="ce252" office:value-type="string">
            <text:p>TEST DATA</text:p>
          </table:table-cell>
          <table:table-cell table:style-name="ce252" office:value-type="string">
            <text:p>EXPECTED RESULTS</text:p>
          </table:table-cell>
          <table:table-cell table:style-name="ce252" office:value-type="string">
            <text:p>ACTUAL RESULT</text:p>
          </table:table-cell>
          <table:table-cell table:style-name="ce252" office:value-type="string">
            <text:p>RESULT</text:p>
          </table:table-cell>
          <table:table-cell table:style-name="ce252" office:value-type="string">
            <text:p>AUTOMATED</text:p>
          </table:table-cell>
          <table:table-cell table:style-name="ce252" office:value-type="string">
            <text:p>TICKET ID</text:p>
          </table:table-cell>
          <table:table-cell table:style-name="ce252" office:value-type="string">
            <text:p>COMMENT</text:p>
          </table:table-cell>
          <table:table-cell table:style-name="ce252" office:value-type="string">
            <text:p>DATE : <text:s/>May 2, 2012</text:p>
            <text:p>REVISION: 3955</text:p>
            <text:p>BROWSER: Internet Explorer</text:p>
          </table:table-cell>
          <table:table-cell table:style-name="ce252" office:value-type="string">
            <text:p>DATE : <text:s/>May 2, 2012</text:p>
            <text:p>REVISION: 3955</text:p>
            <text:p>BROWSER: Firefox</text:p>
          </table:table-cell>
          <table:table-cell table:style-name="ce252" office:value-type="string">
            <text:p>DATE : <text:s/>May 2, 2012</text:p>
            <text:p>REVISION: 3955</text:p>
            <text:p>BROWSER: Chrome</text:p>
          </table:table-cell>
          <table:table-cell table:style-name="ce262" table:number-columns-repeated="1003"/>
          <table:table-cell table:style-name="ce254" table:number-columns-repeated="2"/>
          <table:table-cell table:number-columns-repeated="4"/>
        </table:table-row>
        <table:table-row table:style-name="ro27">
          <table:table-cell table:style-name="ce253" office:value-type="string">
            <text:p>SQ0001_AddQuestionnaire</text:p>
          </table:table-cell>
          <table:table-cell office:value-type="string">
            <text:p>L1</text:p>
          </table:table-cell>
          <table:table-cell table:style-name="ce254" office:value-type="string">
            <text:p>Add New Questionnaire</text:p>
          </table:table-cell>
          <table:table-cell table:style-name="ce253"/>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60"/>
          <table:table-cell table:style-name="ce260" office:value-type="string">
            <text:p>When clicked on 'Add new' Questionnaire button Questionnaire should be added with 'unnamed' title.</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38">
          <table:table-cell table:style-name="ce253" office:value-type="string">
            <text:p>SQ0002_AddQuestionnaireName</text:p>
          </table:table-cell>
          <table:table-cell office:value-type="string">
            <text:p>L1</text:p>
          </table:table-cell>
          <table:table-cell table:style-name="ce254" office:value-type="string">
            <text:p>Add New Questionnaire Name</text:p>
          </table:table-cell>
          <table:table-cell table:style-name="ce253"/>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60"/>
          <table:table-cell table:style-name="ce260" office:value-type="string">
            <text:p>Verify <text:s/>that name of Questionnaire should be updated.</text:p>
          </table:table-cell>
          <table:table-cell office:value-type="string">
            <text:p>“Questionnair e 1”</text:p>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48">
          <table:table-cell table:style-name="ce254" office:value-type="string">
            <text:p>SQ0003_AddQuestionnaireRFIAsThisPlan</text:p>
          </table:table-cell>
          <table:table-cell office:value-type="string">
            <text:p>L1</text:p>
          </table:table-cell>
          <table:table-cell table:style-name="ce254" office:value-type="string">
            <text:p>Add New Questionnaire RFI for this plan</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60"/>
          <table:table-cell table:style-name="ce260" office:value-type="string">
            <text:p>Verify that RFI should be added for 'This plan' and should be displayed under 'About'</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48">
          <table:table-cell table:style-name="ce254" office:value-type="string">
            <text:p>SQ0004_AddQuestionnaireRFIAsAgent</text:p>
          </table:table-cell>
          <table:table-cell office:value-type="string">
            <text:p>L1</text:p>
          </table:table-cell>
          <table:table-cell table:style-name="ce254" office:value-type="string">
            <text:p>Add New Questionnaire RFI for Agent</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60"/>
          <table:table-cell table:style-name="ce260" office:value-type="string">
            <text:p>Verify that RFI should be added for 'Agent' and should be displayed under 'About'</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48">
          <table:table-cell table:style-name="ce254" office:value-type="string">
            <text:p>SQ0005_AddQuestionnaireRFIAsEvent</text:p>
          </table:table-cell>
          <table:table-cell office:value-type="string">
            <text:p>L1</text:p>
          </table:table-cell>
          <table:table-cell table:style-name="ce254" office:value-type="string">
            <text:p>Add New Questionnaire RFI for Event</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60"/>
          <table:table-cell table:style-name="ce260" office:value-type="string">
            <text:p>Verify that RFI should be added for 'Event' and should be displayed under 'About'</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48">
          <table:table-cell table:style-name="ce254" office:value-type="string">
            <text:p>SQ0006_AddQuestionnaireRFIAsInformationFlow</text:p>
          </table:table-cell>
          <table:table-cell office:value-type="string">
            <text:p>L1</text:p>
          </table:table-cell>
          <table:table-cell table:style-name="ce254" office:value-type="string">
            <text:p>Add New Questionnaire RFI for Information Flow</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60"/>
          <table:table-cell table:style-name="ce260" office:value-type="string">
            <text:p>Verify that RFI should be added for 'Information Flows'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07_AddQuestionnaireRFIAsOrganization</text:p>
          </table:table-cell>
          <table:table-cell office:value-type="string">
            <text:p>L1</text:p>
          </table:table-cell>
          <table:table-cell table:style-name="ce254" office:value-type="string">
            <text:p>Add New Questionnaire RFI for Organization</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60"/>
          <table:table-cell table:style-name="ce260" office:value-type="string">
            <text:p>Verify that RFI should be added for 'Organization'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08_AddQuestionnaireRFIAsPhaseOfEvents</text:p>
          </table:table-cell>
          <table:table-cell office:value-type="string">
            <text:p>L1</text:p>
          </table:table-cell>
          <table:table-cell table:style-name="ce254" office:value-type="string">
            <text:p>Add New Questionnaire RFI for Phase as Events</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60"/>
          <table:table-cell table:style-name="ce260" office:value-type="string">
            <text:p>Verify that RFI should be added for 'Phase of event'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09_AddQuestionnaireRFIAsPlaces</text:p>
          </table:table-cell>
          <table:table-cell office:value-type="string">
            <text:p>L1</text:p>
          </table:table-cell>
          <table:table-cell table:style-name="ce254" office:value-type="string">
            <text:p>Add New Questionnaire RFI for Places</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60"/>
          <table:table-cell table:style-name="ce260" office:value-type="string">
            <text:p>Verify that RFI should be added for 'places' and should be displayed under 'About'</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48">
          <table:table-cell table:style-name="ce255" office:value-type="string">
            <text:p>SQ0010_AddQuestionnaireRFIAsPlanSegment</text:p>
          </table:table-cell>
          <table:table-cell office:value-type="string">
            <text:p>L1</text:p>
          </table:table-cell>
          <table:table-cell table:style-name="ce254" office:value-type="string">
            <text:p>Add New Questionnaire RFI for Plan Segment</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60"/>
          <table:table-cell table:style-name="ce260" office:value-type="string">
            <text:p>Verify that RFI should be added for 'Plan Segment'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11_AddQuestionnaireRFIAsRole</text:p>
          </table:table-cell>
          <table:table-cell office:value-type="string">
            <text:p>L1</text:p>
          </table:table-cell>
          <table:table-cell table:style-name="ce254" office:value-type="string">
            <text:p>Add New Questionnaire RFI for Roles</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60"/>
          <table:table-cell table:style-name="ce260" office:value-type="string">
            <text:p>Verify that RFI should be added for 'Role'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12_AddQuestionnaireRFIAsSharingRequirements</text:p>
          </table:table-cell>
          <table:table-cell office:value-type="string">
            <text:p>L1</text:p>
          </table:table-cell>
          <table:table-cell table:style-name="ce254" office:value-type="string">
            <text:p>Add New Questionnaire RFI for this Sharing requirement s</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60"/>
          <table:table-cell table:style-name="ce260" office:value-type="string">
            <text:p>Verify that RFI should be added for 'Sharing requirements'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13_AddQuestionnaireRFIAsTasks</text:p>
          </table:table-cell>
          <table:table-cell office:value-type="string">
            <text:p>L2</text:p>
          </table:table-cell>
          <table:table-cell table:style-name="ce254" office:value-type="string">
            <text:p>Add New Questionnaire RFI for Tasks</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60"/>
          <table:table-cell table:style-name="ce260" office:value-type="string">
            <text:p>Verify that RFI should be added for 'Task'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14_AddQuestionnaireRFIAsTransmissionMedia</text:p>
          </table:table-cell>
          <table:table-cell table:style-name="ce257" office:value-type="string">
            <text:p>L1</text:p>
          </table:table-cell>
          <table:table-cell table:style-name="ce254" office:value-type="string">
            <text:p>Add New Questionnaire RFI for Transmission Media</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60"/>
          <table:table-cell table:style-name="ce260" office:value-type="string">
            <text:p>Verify that RFI should be added for 'Transmission media'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78">
          <table:table-cell table:style-name="ce254" office:value-type="string">
            <text:p>SQ0015_ActivateQuestionnaire</text:p>
          </table:table-cell>
          <table:table-cell/>
          <table:table-cell table:style-name="ce258" office:value-type="string">
            <text:p>Activate Questionnaire</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60"/>
          <table:table-cell table:style-name="ce254" office:value-type="string">
            <text:p>Verify that questionnaire can be activated and its status should be 'ACTIVE”</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81">
          <table:table-cell table:style-name="ce254" office:value-type="string">
            <text:p>SQ0016_DeactivateQuestionnaire</text:p>
          </table:table-cell>
          <table:table-cell/>
          <table:table-cell table:style-name="ce258" office:value-type="string">
            <text:p>Deactivate Questionnaire</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60"/>
          <table:table-cell table:style-name="ce254" office:value-type="string">
            <text:p>Verify that Questionnaire should be deactivated and its status should be 'INACTIVE'</text:p>
          </table:table-cell>
          <table:table-cell/>
          <table:table-cell table:style-name="ce257" office:value-type="string">
            <text:p>PASS</text:p>
          </table:table-cell>
          <table:table-cell office:value-type="string">
            <text:p>YES</text:p>
          </table:table-cell>
          <table:table-cell table:number-columns-repeated="1014"/>
        </table:table-row>
        <table:table-row table:style-name="ro78">
          <table:table-cell table:style-name="ce254" office:value-type="string">
            <text:p>SQ0017_DeleteQuestionnaire</text:p>
          </table:table-cell>
          <table:table-cell table:style-name="ce253"/>
          <table:table-cell table:style-name="ce258" office:value-type="string">
            <text:p>Delete Questionnaire</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60"/>
          <table:table-cell table:style-name="ce254" office:value-type="string">
            <text:p>Verify that Questionnaire should be deleted and it should display 'No Record Found' in Questionnaires</text:p>
          </table:table-cell>
          <table:table-cell/>
          <table:table-cell table:style-name="ce257" office:value-type="string">
            <text:p>PASS</text:p>
          </table:table-cell>
          <table:table-cell office:value-type="string">
            <text:p>YES</text:p>
          </table:table-cell>
          <table:table-cell table:number-columns-repeated="1014"/>
        </table:table-row>
        <table:table-row table:style-name="ro78">
          <table:table-cell table:style-name="ce254" office:value-type="string">
            <text:p>SQ0018_AddQuestion</text:p>
          </table:table-cell>
          <table:table-cell table:style-name="ce253"/>
          <table:table-cell table:style-name="ce258" office:value-type="string">
            <text:p>Add New Question</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60"/>
          <table:table-cell table:style-name="ce254" office:value-type="string">
            <text:p>Verify that Question can be added in questionnaire with “(Inactive) --TBD--” details</text:p>
          </table:table-cell>
          <table:table-cell/>
          <table:table-cell table:style-name="ce257" office:value-type="string">
            <text:p>PASS</text:p>
          </table:table-cell>
          <table:table-cell office:value-type="string">
            <text:p>YES</text:p>
          </table:table-cell>
          <table:table-cell table:number-columns-repeated="1014"/>
        </table:table-row>
        <table:table-row table:style-name="ro81">
          <table:table-cell table:style-name="ce254" office:value-type="string">
            <text:p>SQ0019_AddQuestioName</text:p>
          </table:table-cell>
          <table:table-cell table:style-name="ce253"/>
          <table:table-cell table:style-name="ce258" office:value-type="string">
            <text:p>Add New Question name</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60"/>
          <table:table-cell table:style-name="ce254" office:value-type="string">
            <text:p>Verify that Question can be added in questionnaire with “(Inactive) This is Question” details</text:p>
          </table:table-cell>
          <table:table-cell office:value-type="string">
            <text:p>“This is Question”</text:p>
          </table:table-cell>
          <table:table-cell table:style-name="ce257" office:value-type="string">
            <text:p>PASS</text:p>
          </table:table-cell>
          <table:table-cell office:value-type="string">
            <text:p>YES</text:p>
          </table:table-cell>
          <table:table-cell table:number-columns-repeated="1014"/>
        </table:table-row>
        <table:table-row table:style-name="ro47">
          <table:table-cell table:style-name="ce254" office:value-type="string">
            <text:p>SQ0020_ActivateQuestion</text:p>
          </table:table-cell>
          <table:table-cell/>
          <table:table-cell table:style-name="ce258" office:value-type="string">
            <text:p>Activate Question</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60"/>
          <table:table-cell table:style-name="ce254" office:value-type="string">
            <text:p>Verify that question can be activated with 'This is Question' details</text:p>
          </table:table-cell>
          <table:table-cell office:value-type="string">
            <text:p>“This is Question”</text:p>
          </table:table-cell>
          <table:table-cell table:style-name="ce257" office:value-type="string">
            <text:p>PASS</text:p>
          </table:table-cell>
          <table:table-cell office:value-type="string">
            <text:p>YES</text:p>
          </table:table-cell>
          <table:table-cell table:number-columns-repeated="1014"/>
        </table:table-row>
        <table:table-row table:style-name="ro125">
          <table:table-cell table:style-name="ce254" office:value-type="string">
            <text:p>SQ0021_DeactivateQuestion</text:p>
          </table:table-cell>
          <table:table-cell/>
          <table:table-cell table:style-name="ce258" office:value-type="string">
            <text:p>Deactivate Question</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0"/>
          <table:table-cell table:style-name="ce254" office:value-type="string">
            <text:p>Verify that question can be deactivated with '(Inactive) This is Question' details</text:p>
          </table:table-cell>
          <table:table-cell office:value-type="string">
            <text:p>“This is Question”</text:p>
          </table:table-cell>
          <table:table-cell table:style-name="ce257" office:value-type="string">
            <text:p>PASS</text:p>
          </table:table-cell>
          <table:table-cell office:value-type="string">
            <text:p>YES</text:p>
          </table:table-cell>
          <table:table-cell table:number-columns-repeated="1014"/>
        </table:table-row>
        <table:table-row table:style-name="ro47">
          <table:table-cell table:style-name="ce254" office:value-type="string">
            <text:p>SQ0022_DeleteQuestion</text:p>
          </table:table-cell>
          <table:table-cell/>
          <table:table-cell table:style-name="ce258" office:value-type="string">
            <text:p>Delete Question</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60"/>
          <table:table-cell table:style-name="ce254" office:value-type="string">
            <text:p>Verify that Question can be deleted</text:p>
          </table:table-cell>
          <table:table-cell office:value-type="string">
            <text:p>“This is Question”</text:p>
          </table:table-cell>
          <table:table-cell table:style-name="ce257" office:value-type="string">
            <text:p>PASS</text:p>
          </table:table-cell>
          <table:table-cell office:value-type="string">
            <text:p>YES</text:p>
          </table:table-cell>
          <table:table-cell table:number-columns-repeated="1014"/>
        </table:table-row>
        <table:table-row table:style-name="ro125">
          <table:table-cell table:style-name="ce254" office:value-type="string">
            <text:p>SQ0023_SelectQuestionAnswerAsStatement</text:p>
          </table:table-cell>
          <table:table-cell/>
          <table:table-cell table:style-name="ce258" office:value-type="string">
            <text:p>Answer as Statement</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0"/>
          <table:table-cell table:style-name="ce254" office:value-type="string">
            <text:p>Verify that answer can be selected as 'Statement'</text:p>
          </table:table-cell>
          <table:table-cell office:value-type="string">
            <text:p>“This is Question”, Statement</text:p>
          </table:table-cell>
          <table:table-cell table:style-name="ce257" office:value-type="string">
            <text:p>PASS</text:p>
          </table:table-cell>
          <table:table-cell office:value-type="string">
            <text:p>YES</text:p>
          </table:table-cell>
          <table:table-cell table:number-columns-repeated="1014"/>
        </table:table-row>
        <table:table-row table:style-name="ro125">
          <table:table-cell table:style-name="ce254" office:value-type="string">
            <text:p>SQ0024_SelectQuestionAnswerAsDocument</text:p>
          </table:table-cell>
          <table:table-cell/>
          <table:table-cell table:style-name="ce258" office:value-type="string">
            <text:p>Answer as Document</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0"/>
          <table:table-cell table:style-name="ce254" office:value-type="string">
            <text:p>Verify that answer can be selected as 'Document' and various options are displayed</text:p>
          </table:table-cell>
          <table:table-cell office:value-type="string">
            <text:p>“This is Question”, Document</text:p>
          </table:table-cell>
          <table:table-cell table:style-name="ce257" office:value-type="string">
            <text:p>PASS</text:p>
          </table:table-cell>
          <table:table-cell office:value-type="string">
            <text:p>YES</text:p>
          </table:table-cell>
          <table:table-cell table:number-columns-repeated="1014"/>
        </table:table-row>
        <table:table-row table:style-name="ro125">
          <table:table-cell table:style-name="ce254" office:value-type="string">
            <text:p>SQ0025_SelectQuestionAnswerAsEssay</text:p>
          </table:table-cell>
          <table:table-cell/>
          <table:table-cell table:style-name="ce258" office:value-type="string">
            <text:p>Answer as Essay</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0"/>
          <table:table-cell table:style-name="ce254" office:value-type="string">
            <text:p>Verify that answer can be selected as 'essay' and various options are displayed</text:p>
          </table:table-cell>
          <table:table-cell office:value-type="string">
            <text:p>“This is Question”, Essay</text:p>
          </table:table-cell>
          <table:table-cell table:style-name="ce257" office:value-type="string">
            <text:p>PASS</text:p>
          </table:table-cell>
          <table:table-cell office:value-type="string">
            <text:p>YES</text:p>
          </table:table-cell>
          <table:table-cell table:number-columns-repeated="1014"/>
        </table:table-row>
        <table:table-row table:style-name="ro125">
          <table:table-cell table:style-name="ce254" office:value-type="string">
            <text:p>SQ0026_SelectQuestionAnswerAsChoice</text:p>
          </table:table-cell>
          <table:table-cell/>
          <table:table-cell table:style-name="ce258" office:value-type="string">
            <text:p>Answer as Choice</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0"/>
          <table:table-cell table:style-name="ce254" office:value-type="string">
            <text:p>Verify that answer can be selected as 'choice' and various options are displayed and a text field appears</text:p>
          </table:table-cell>
          <table:table-cell office:value-type="string">
            <text:p>“This is Question”, Choice</text:p>
          </table:table-cell>
          <table:table-cell table:style-name="ce257" office:value-type="string">
            <text:p>PASS</text:p>
          </table:table-cell>
          <table:table-cell office:value-type="string">
            <text:p>YES</text:p>
          </table:table-cell>
          <table:table-cell table:number-columns-repeated="1014"/>
        </table:table-row>
        <table:table-row table:style-name="ro126">
          <table:table-cell table:style-name="ce253" office:value-type="string">
            <text:p>SQ0027_ChoiceDetails</text:p>
          </table:table-cell>
          <table:table-cell/>
          <table:table-cell table:style-name="ce258" office:value-type="string">
            <text:p>Answer as Choice and enter details</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0"/>
          <table:table-cell table:style-name="ce254"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57" office:value-type="string">
            <text:p>PASS</text:p>
          </table:table-cell>
          <table:table-cell office:value-type="string">
            <text:p>YES</text:p>
          </table:table-cell>
          <table:table-cell table:number-columns-repeated="1014"/>
        </table:table-row>
        <table:table-row table:style-name="ro70">
          <table:table-cell office:value-type="string">
            <text:p>SQ0028_ChoiceDetailsOption2</text:p>
          </table:table-cell>
          <table:table-cell/>
          <table:table-cell table:style-name="ce258" office:value-type="string">
            <text:p>Answer as Choice and enter 2 options</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0"/>
          <table:table-cell table:style-name="ce254"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57" office:value-type="string">
            <text:p>PASS</text:p>
          </table:table-cell>
          <table:table-cell office:value-type="string">
            <text:p>YES</text:p>
          </table:table-cell>
          <table:table-cell table:number-columns-repeated="1014"/>
        </table:table-row>
        <table:table-row table:style-name="ro127">
          <table:table-cell office:value-type="string">
            <text:p>SQ0029_DeleteChoice</text:p>
          </table:table-cell>
          <table:table-cell/>
          <table:table-cell office:value-type="string">
            <text:p>Delete the Choice</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0"/>
          <table:table-cell table:style-name="ce254"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57" office:value-type="string">
            <text:p>PASS</text:p>
          </table:table-cell>
          <table:table-cell office:value-type="string">
            <text:p>YES</text:p>
          </table:table-cell>
          <table:table-cell table:number-columns-repeated="1014"/>
        </table:table-row>
        <table:table-row table:style-name="ro128">
          <table:table-cell table:style-name="ce257" office:value-type="string">
            <text:p>SQ0030_SelectQuestionAnswerAsYesOrNo</text:p>
          </table:table-cell>
          <table:table-cell/>
          <table:table-cell office:value-type="string">
            <text:p>Answer as 'Yes or No'</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60"/>
          <table:table-cell table:style-name="ce254" office:value-type="string">
            <text:p>Verify that answer can be selected as 'yes or no' and various options are displayed</text:p>
          </table:table-cell>
          <table:table-cell office:value-type="string">
            <text:p>“This is Question”, Yes or No</text:p>
          </table:table-cell>
          <table:table-cell table:style-name="ce257" office:value-type="string">
            <text:p>PASS</text:p>
          </table:table-cell>
          <table:table-cell office:value-type="string">
            <text:p>YES</text:p>
          </table:table-cell>
          <table:table-cell table:number-columns-repeated="1014"/>
        </table:table-row>
        <table:table-row table:style-name="ro129">
          <table:table-cell table:style-name="ce257" office:value-type="string">
            <text:p>SQ0031_SelectQuestionAnswerAsShortText</text:p>
          </table:table-cell>
          <table:table-cell/>
          <table:table-cell office:value-type="string">
            <text:p>Answer as 'Short text'</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60"/>
          <table:table-cell table:style-name="ce254" office:value-type="string">
            <text:p>Verify that answer can be selected as 'Short text' and various options are displayed</text:p>
          </table:table-cell>
          <table:table-cell office:value-type="string">
            <text:p>“This is Question”, Yes or No</text:p>
          </table:table-cell>
          <table:table-cell table:style-name="ce257" office:value-type="string">
            <text:p>PASS</text:p>
          </table:table-cell>
          <table:table-cell office:value-type="string">
            <text:p>YES</text:p>
          </table:table-cell>
          <table:table-cell table:number-columns-repeated="1014"/>
        </table:table-row>
        <table:table-row table:style-name="ro78">
          <table:table-cell table:style-name="ce257" office:value-type="string">
            <text:p>SQ0032_CreateSurveyForThisPlan</text:p>
          </table:table-cell>
          <table:table-cell/>
          <table:table-cell office:value-type="string">
            <text:p>Survey for Plan</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3"/>12.Click on 'Sign out' user.</text:p>
          </table:table-cell>
          <table:table-cell table:style-name="ce260"/>
          <table:table-cell table:style-name="ce257" office:value-type="string">
            <text:p>1. Verify that survey is launched</text:p>
            <text:p>2. Verify that survey can be created for this plan</text:p>
          </table:table-cell>
          <table:table-cell/>
          <table:table-cell table:style-name="ce257" office:value-type="string">
            <text:p>PASS</text:p>
          </table:table-cell>
          <table:table-cell office:value-type="string">
            <text:p>YES</text:p>
          </table:table-cell>
          <table:table-cell table:number-columns-repeated="1014"/>
        </table:table-row>
        <table:table-row table:style-name="ro81">
          <table:table-cell table:style-name="ce257" office:value-type="string">
            <text:p>SQ0033_RetireThisSurvey</text:p>
          </table:table-cell>
          <table:table-cell/>
          <table:table-cell office:value-type="string">
            <text:p>Retire this survey</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51"/>12.Click on Close. <text:s text:c="85"/>13.Click on 'Sign out' user.</text:p>
          </table:table-cell>
          <table:table-cell table:style-name="ce260"/>
          <table:table-cell table:style-name="ce257" office:value-type="string">
            <text:p>Verify that survey can be retired and its status changes to closed</text:p>
          </table:table-cell>
          <table:table-cell/>
          <table:table-cell table:style-name="ce257" office:value-type="string">
            <text:p>PASS</text:p>
          </table:table-cell>
          <table:table-cell table:number-columns-repeated="1015"/>
        </table:table-row>
        <table:table-row table:style-name="ro48">
          <table:table-cell table:style-name="ce257" office:value-type="string">
            <text:p>SQ0034_ActivateSurvey</text:p>
          </table:table-cell>
          <table:table-cell/>
          <table:table-cell office:value-type="string">
            <text:p>Activate this survey</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0"/>
          <table:table-cell table:style-name="ce257" office:value-type="string">
            <text:p>Verify that survey can be Activated and its status is 'Ongoing'</text:p>
          </table:table-cell>
          <table:table-cell/>
          <table:table-cell table:style-name="ce257" office:value-type="string">
            <text:p>PASS</text:p>
          </table:table-cell>
          <table:table-cell table:number-columns-repeated="1015"/>
        </table:table-row>
        <table:table-row table:style-name="ro48">
          <table:table-cell table:style-name="ce257" office:value-type="string">
            <text:p>SQ0035_CreateSurveyForTask</text:p>
          </table:table-cell>
          <table:table-cell/>
          <table:table-cell office:value-type="string">
            <text:p>Survey for task</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0"/>
          <table:table-cell table:style-name="ce257" office:value-type="string">
            <text:p>1.Verify that survey is launched</text:p>
            <text:p>2.Verify that survey can be created for task</text:p>
          </table:table-cell>
          <table:table-cell/>
          <table:table-cell table:style-name="ce257" office:value-type="string">
            <text:p>PASS</text:p>
          </table:table-cell>
          <table:table-cell table:number-columns-repeated="1015"/>
        </table:table-row>
        <table:table-row table:style-name="ro81">
          <table:table-cell table:style-name="ce257" office:value-type="string">
            <text:p>SQ0036_CreateSurveyForAgent</text:p>
          </table:table-cell>
          <table:table-cell/>
          <table:table-cell office:value-type="string">
            <text:p>Survey for Agent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0"/>
          <table:table-cell table:style-name="ce257" office:value-type="string">
            <text:p>1.Verify that survey is launched</text:p>
            <text:p>2.Verify that survey can be created for Agent</text:p>
          </table:table-cell>
          <table:table-cell/>
          <table:table-cell table:style-name="ce257" office:value-type="string">
            <text:p>PASS</text:p>
          </table:table-cell>
          <table:table-cell table:number-columns-repeated="1015"/>
        </table:table-row>
        <table:table-row table:style-name="ro81">
          <table:table-cell table:style-name="ce257" office:value-type="string">
            <text:p>SQ0037_CreateSurveyForRole</text:p>
          </table:table-cell>
          <table:table-cell/>
          <table:table-cell office:value-type="string">
            <text:p>Survey for Role</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0"/>
          <table:table-cell table:style-name="ce257" office:value-type="string">
            <text:p>1.Verify that survey is launched</text:p>
            <text:p>2.Verify that survey can be created for Role</text:p>
          </table:table-cell>
          <table:table-cell/>
          <table:table-cell table:style-name="ce257" office:value-type="string">
            <text:p>PASS</text:p>
          </table:table-cell>
          <table:table-cell table:number-columns-repeated="1015"/>
        </table:table-row>
        <table:table-row table:style-name="ro44">
          <table:table-cell table:style-name="ce257" office:value-type="string">
            <text:p>SQ0038_CreateSurveyForEvent</text:p>
          </table:table-cell>
          <table:table-cell/>
          <table:table-cell office:value-type="string">
            <text:p>Survey for Event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0"/>
          <table:table-cell table:style-name="ce257" office:value-type="string">
            <text:p>1.Verify that survey is launched</text:p>
            <text:p>2.Verify that survey can be created for Event</text:p>
          </table:table-cell>
          <table:table-cell/>
          <table:table-cell table:style-name="ce257" office:value-type="string">
            <text:p>PASS</text:p>
          </table:table-cell>
          <table:table-cell table:number-columns-repeated="1015"/>
        </table:table-row>
        <table:table-row table:style-name="ro44">
          <table:table-cell table:style-name="ce257" office:value-type="string">
            <text:p>SQ0039_CreateSurveyForPlaces</text:p>
          </table:table-cell>
          <table:table-cell/>
          <table:table-cell office:value-type="string">
            <text:p>Survey for Place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0"/>
          <table:table-cell table:style-name="ce257" office:value-type="string">
            <text:p>1.Verify that survey is launched</text:p>
            <text:p>2.Verify that survey can be created for Places</text:p>
          </table:table-cell>
          <table:table-cell/>
          <table:table-cell table:style-name="ce257" office:value-type="string">
            <text:p>PASS</text:p>
          </table:table-cell>
          <table:table-cell table:number-columns-repeated="1015"/>
        </table:table-row>
        <table:table-row table:style-name="ro44">
          <table:table-cell table:style-name="ce257" office:value-type="string">
            <text:p>SQ0040_CreateSurveyForOrganization</text:p>
          </table:table-cell>
          <table:table-cell/>
          <table:table-cell office:value-type="string">
            <text:p>Survey for Organization</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0"/>
          <table:table-cell table:style-name="ce257" office:value-type="string">
            <text:p>1.Verify that survey is launched</text:p>
            <text:p>2.Verify that survey can be created for Organization</text:p>
          </table:table-cell>
          <table:table-cell/>
          <table:table-cell table:style-name="ce257" office:value-type="string">
            <text:p>PASS</text:p>
          </table:table-cell>
          <table:table-cell table:number-columns-repeated="1015"/>
        </table:table-row>
        <table:table-row table:style-name="ro81">
          <table:table-cell table:style-name="ce257" office:value-type="string">
            <text:p>SQ0041_CreateSurveyForInformationFlows</text:p>
          </table:table-cell>
          <table:table-cell/>
          <table:table-cell office:value-type="string">
            <text:p>Survey for Information Flow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0"/>
          <table:table-cell table:style-name="ce257" office:value-type="string">
            <text:p>1.Verify that survey is launched</text:p>
            <text:p>2.Verify that survey can be created for Information Flow</text:p>
          </table:table-cell>
          <table:table-cell/>
          <table:table-cell table:style-name="ce257" office:value-type="string">
            <text:p>PASS</text:p>
          </table:table-cell>
          <table:table-cell table:number-columns-repeated="1015"/>
        </table:table-row>
        <table:table-row table:style-name="ro47">
          <table:table-cell table:style-name="ce257" office:value-type="string">
            <text:p>SQ0042_CreateSurveyForPhasesOfEvents</text:p>
          </table:table-cell>
          <table:table-cell/>
          <table:table-cell office:value-type="string">
            <text:p>Survey for Phases of Event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0"/>
          <table:table-cell table:style-name="ce257" office:value-type="string">
            <text:p>Verify that survey is launched</text:p>
            <text:p>Verify that survey can be created for Phases of events</text:p>
          </table:table-cell>
          <table:table-cell/>
          <table:table-cell table:style-name="ce257" office:value-type="string">
            <text:p>PASS</text:p>
          </table:table-cell>
          <table:table-cell table:number-columns-repeated="1015"/>
        </table:table-row>
        <table:table-row table:style-name="ro47">
          <table:table-cell table:style-name="ce257" office:value-type="string">
            <text:p>SQ0043_CreateSurveyForPlanSegment</text:p>
          </table:table-cell>
          <table:table-cell/>
          <table:table-cell office:value-type="string">
            <text:p>Survey for Plan Segment</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0"/>
          <table:table-cell table:style-name="ce257" office:value-type="string">
            <text:p>1.Verify that survey is launched</text:p>
            <text:p>2.Verify that survey can be created for Plan Segment</text:p>
          </table:table-cell>
          <table:table-cell/>
          <table:table-cell table:style-name="ce257" office:value-type="string">
            <text:p>PASS</text:p>
          </table:table-cell>
          <table:table-cell table:number-columns-repeated="1015"/>
        </table:table-row>
        <table:table-row table:style-name="ro125">
          <table:table-cell table:style-name="ce257" office:value-type="string">
            <text:p>SQ0044_CreateSurveyForTransmissionMedia</text:p>
          </table:table-cell>
          <table:table-cell/>
          <table:table-cell office:value-type="string">
            <text:p>Survey for Transmission Media</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0"/>
          <table:table-cell table:style-name="ce257" office:value-type="string">
            <text:p>1.Verify that survey is launched</text:p>
            <text:p>2.Verify that survey can be created for Transmission Media</text:p>
          </table:table-cell>
          <table:table-cell/>
          <table:table-cell table:style-name="ce257" office:value-type="string">
            <text:p>PASS</text:p>
          </table:table-cell>
          <table:table-cell table:number-columns-repeated="1015"/>
        </table:table-row>
        <table:table-row table:style-name="ro130">
          <table:table-cell table:style-name="ce257" office:value-type="string">
            <text:p>SQ0045_CreateSurveyFromTask</text:p>
          </table:table-cell>
          <table:table-cell/>
          <table:table-cell office:value-type="string">
            <text:p>Survey from Task</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60"/>
          <table:table-cell office:value-type="string">
            <text:p>1.Verify that Data Collection window opens.</text:p>
            <text:p>2.Verify that Survey can be created.</text:p>
            <text:p>3.Auto generated Questionnaire gets created</text:p>
          </table:table-cell>
          <table:table-cell/>
          <table:table-cell table:style-name="ce257" office:value-type="string">
            <text:p>PASS</text:p>
          </table:table-cell>
          <table:table-cell table:number-columns-repeated="1015"/>
        </table:table-row>
        <table:table-row table:style-name="ro38">
          <table:table-cell table:style-name="ce257" office:value-type="string">
            <text:p>SQ0046_QuestionnaireForIssueRemediation</text:p>
          </table:table-cell>
          <table:table-cell/>
          <table:table-cell table:style-name="ce259" office:value-type="string">
            <text:p>Issue remediation </text:p>
          </table:table-cell>
          <table:table-cell table:style-name="ce261"/>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0"/>
          <table:table-cell table:style-name="ce257" office:value-type="string">
            <text:p>Verify that when clicked on check box of issue remediation the questionnaire should appears</text:p>
          </table:table-cell>
          <table:table-cell/>
          <table:table-cell table:style-name="ce257" office:value-type="string">
            <text:p>PASS</text:p>
          </table:table-cell>
          <table:table-cell table:number-columns-repeated="1015"/>
        </table:table-row>
        <table:table-row table:style-name="ro48">
          <table:table-cell table:style-name="ce257" office:value-type="string">
            <text:p>SQ0047_EditQuestionnaireOfIssueRemediation</text:p>
          </table:table-cell>
          <table:table-cell/>
          <table:table-cell office:value-type="string">
            <text:p>Edit issue remediation</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0"/>
          <table:table-cell table:style-name="ce257" office:value-type="string">
            <text:p>Verify that Questionnaire can be edited.</text:p>
          </table:table-cell>
          <table:table-cell/>
          <table:table-cell table:style-name="ce257" office:value-type="string">
            <text:p>PASS</text:p>
          </table:table-cell>
          <table:table-cell table:number-columns-repeated="1015"/>
        </table:table-row>
        <table:table-row table:style-name="ro81">
          <table:table-cell table:style-name="ce257" office:value-type="string">
            <text:p>SQ0048_ChangeTheSequenceOfQuestions</text:p>
          </table:table-cell>
          <table:table-cell/>
          <table:table-cell office:value-type="string">
            <text:p>Change Sequence of Question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0"/>
          <table:table-cell table:style-name="ce257" office:value-type="string">
            <text:p>Verify that the sequence of questions get changes</text:p>
          </table:table-cell>
          <table:table-cell/>
          <table:table-cell table:style-name="ce257" office:value-type="string">
            <text:p>PASS</text:p>
          </table:table-cell>
          <table:table-cell table:number-columns-repeated="1015"/>
        </table:table-row>
        <table:table-row table:style-name="ro78">
          <table:table-cell table:style-name="ce257" office:value-type="string">
            <text:p>SQ0049_DeleteIssueRemediationQuestionnair</text:p>
          </table:table-cell>
          <table:table-cell/>
          <table:table-cell office:value-type="string">
            <text:p>Delete issue remediation questionnaire</text:p>
          </table:table-cell>
          <table:table-cell table:style-name="ce257"/>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0"/>
          <table:table-cell table:style-name="ce257" office:value-type="string">
            <text:p>1.Verify that Questionnaire gets deleted.</text:p>
            <text:p>2.Verify that the task for which the questionnaire is created having View Survey changes to create survey</text:p>
          </table:table-cell>
          <table:table-cell/>
          <table:table-cell table:style-name="ce257" office:value-type="string">
            <text:p>PASS</text:p>
          </table:table-cell>
          <table:table-cell table:number-columns-repeated="1015"/>
        </table:table-row>
        <table:table-row table:style-name="ro38">
          <table:table-cell table:style-name="ce257" office:value-type="string">
            <text:p>SQ0050_ViewSurveyFromPlanningSurvey</text:p>
          </table:table-cell>
          <table:table-cell/>
          <table:table-cell office:value-type="string">
            <text:p>Planning Survey</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0"/>
          <table:table-cell table:style-name="ce257"/>
          <table:table-cell/>
          <table:table-cell table:style-name="ce257" office:value-type="string">
            <text:p>PASS</text:p>
          </table:table-cell>
          <table:table-cell table:number-columns-repeated="1015"/>
        </table:table-row>
        <table:table-row table:style-name="ro27">
          <table:table-cell table:style-name="ce257" office:value-type="string">
            <text:p>SQ0051_SurveyPreview</text:p>
          </table:table-cell>
          <table:table-cell/>
          <table:table-cell office:value-type="string">
            <text:p>Survey Preview</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60"/>
          <table:table-cell table:style-name="ce257" office:value-type="string">
            <text:p>Verify <text:s/>that Survey Preview <text:s/>Window opens.</text:p>
          </table:table-cell>
          <table:table-cell/>
          <table:table-cell table:style-name="ce257" office:value-type="string">
            <text:p>PASS</text:p>
          </table:table-cell>
          <table:table-cell table:number-columns-repeated="1015"/>
        </table:table-row>
        <table:table-row table:style-name="ro78">
          <table:table-cell table:style-name="ce257" office:value-type="string">
            <text:p>SQ0052_SelectCheckBoxCanBeForwarded</text:p>
          </table:table-cell>
          <table:table-cell/>
          <table:table-cell office:value-type="string">
            <text:p>Can be Forwarded</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38"/>8. Click on check -box <text:s/>of Participants.</text:p>
            <text:p>9. Click on 'Request or update participation..' button</text:p>
            <text:p>10. Click on Close.</text:p>
            <text:p>11. Click on Home link. <text:s text:c="77"/>12.Click on ''Planning Survey' link.</text:p>
          </table:table-cell>
          <table:table-cell table:style-name="ce260"/>
          <table:table-cell table:style-name="ce257" office:value-type="string">
            <text:p>Verify that Survey Forward button displayed on window. </text:p>
          </table:table-cell>
          <table:table-cell/>
          <table:table-cell table:style-name="ce257" office:value-type="string">
            <text:p>PASS</text:p>
          </table:table-cell>
          <table:table-cell table:number-columns-repeated="1015"/>
        </table:table-row>
        <table:table-row table:style-name="ro1" table:number-rows-repeated="4">
          <table:table-cell table:style-name="ce257"/>
          <table:table-cell table:number-columns-repeated="5"/>
          <table:table-cell table:style-name="ce257"/>
          <table:table-cell table:number-columns-repeated="1017"/>
        </table:table-row>
        <table:table-row table:style-name="ro1">
          <table:table-cell table:number-columns-repeated="6"/>
          <table:table-cell table:style-name="ce257"/>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7:49:2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5T17:49:20.52</dc:date>
    <meta:editing-cycles>3649</meta:editing-cycles>
    <meta:editing-duration>PT362H25M26S</meta:editing-duration>
    <meta:document-statistic meta:table-count="20" meta:cell-count="9655" meta:object-count="0"/>
  </office:meta>
</office:document-meta>
</file>